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size="10pt" style:font-size-asian="10pt" style:font-size-complex="10pt"/>
    </style:style>
    <style:style style:name="P2" style:family="paragraph" style:parent-style-name="normal" style:master-page-name="Standard">
      <style:paragraph-properties style:page-number="1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normal"><text:span text:style-name="T1">Exercici 1. Model ER</text:span></text:p>
      <text:p text:style-name="P1"/>
      <text:p text:style-name="normal"><text:span text:style-name="T2">Entitats:</text:span></text:p>
      <text:p text:style-name="P1"/>
      <text:p text:style-name="normal"><text:span text:style-name="T2">- COMPRES (</text:span><text:span text:style-name="T3">Id_compra</text:span><text:span text:style-name="T2">, Id_producte, Id_treballador, Id_client, Suma_preu, Data )</text:span></text:p>
      <text:p text:style-name="normal"><text:span text:style-name="T2">- ESTABLIMENTS(</text:span><text:span text:style-name="T3">Id_establiment</text:span><text:span text:style-name="T2">, Nom_establiment, Localització, Superfície)</text:span></text:p>
      <text:p text:style-name="normal"><text:span text:style-name="T2">- TREALLADORS (</text:span><text:span text:style-name="T3">Id_treballador</text:span><text:span text:style-name="T2">, Nom_treballador, Id_establiment, Data_contractació, Telèfon_tr)</text:span></text:p>
      <text:p text:style-name="normal"><text:span text:style-name="T2">- CLIENTS (</text:span><text:span text:style-name="T3">Id_client</text:span><text:span text:style-name="T2">, Nom_Client, Telèfon_cl, Mail)</text:span></text:p>
      <text:p text:style-name="normal"><text:span text:style-name="T2">- PRODUCTES (</text:span><text:span text:style-name="T3">Id_producte</text:span><text:span text:style-name="T2">, Nom_producte, Id_tipus, preu, Data_prod)</text:span></text:p>
      <text:p text:style-name="normal"><text:span text:style-name="T2">- TIPUS DE PRODUCTES (</text:span><text:span text:style-name="T3">Id_tipus</text:span><text:span text:style-name="T2">, Tipus)</text:span></text:p>
      <text:p text:style-name="P1"/>
      <text:p text:style-name="normal"><text:span text:style-name="T2">Relacions:</text:span></text:p>
      <text:p text:style-name="P1"/>
      <text:p text:style-name="normal"><text:span text:style-name="T2">- Fa, entre CLIENTS i COMPRES: 1-N</text:span></text:p>
      <text:p text:style-name="normal"><text:span text:style-name="T2">- Treballen, entre ESTABLIMENT i TREBALLADORS: 1:N</text:span></text:p>
      <text:p text:style-name="normal"><text:span text:style-name="T2">- Tenen1, entre ESTABLIMENT i PRODUCTES: 1-N</text:span></text:p>
      <text:p text:style-name="normal"><text:span text:style-name="T2">- Tenen2, entre ESTABLIMENT i CLIENTS: 1-N</text:span></text:p>
      <text:p text:style-name="normal"><text:span text:style-name="T2">- Forma part, entre PRODUCTE i TIPUS DE PRODUCTE: 1-1</text:span></text:p>
      <text:p text:style-name="P1"/>
      <text:p text:style-name="normal"><text:span text:style-name="T1">Exercici 3. Codi MySQL</text:span></text:p>
      <text:p text:style-name="P1"/>
      <text:p text:style-name="normal"><text:span text:style-name="T2">DROP DATABASE IF EXISTS Sprint17;</text:span></text:p>
      <text:p text:style-name="normal"><text:span text:style-name="T2">CREATE DATABASE Sprint17;</text:span></text:p>
      <text:p text:style-name="normal"><text:span text:style-name="T2">USE Sprint17;</text:span></text:p>
      <text:p text:style-name="P1"/>
      <text:p text:style-name="normal"><text:span text:style-name="T2">SET NAMES utf8;</text:span></text:p>
      <text:p text:style-name="normal"><text:span text:style-name="T2">SET character_set_client = utf8mb4;</text:span></text:p>
      <text:p text:style-name="P1"/>
      <text:p text:style-name="normal"><text:span text:style-name="T2">CREATE TABLE CLIENTS (</text:span></text:p>
      <text:p text:style-name="normal"><text:span text:style-name="T2"><text:s text:c="4"/>Id_clients int(11) NOT NULL,</text:span></text:p>
      <text:p text:style-name="normal"><text:span text:style-name="T2"><text:s text:c="4"/>Nom_clients varchar(50),</text:span></text:p>
      <text:p text:style-name="normal"><text:span text:style-name="T2"><text:s text:c="4"/>Mail varchar(50),</text:span></text:p>
      <text:p text:style-name="normal"><text:span text:style-name="T2"><text:s text:c="4"/>Telefon_clients varchar(50),</text:span></text:p>
      <text:p text:style-name="normal"><text:span text:style-name="T2"><text:s text:c="4"/>PRIMARY KEY (Id_clients)</text:span></text:p>
      <text:p text:style-name="normal"><text:span text:style-name="T2"><text:s text:c="4"/>);</text:span></text:p>
      <text:p text:style-name="normal"><text:span text:style-name="T2"><text:s text:c="3"/></text:span></text:p>
      <text:p text:style-name="normal"><text:span text:style-name="T2"><text:s text:c="3"/>CREATE TABLE ESTABLIMENTS (</text:span></text:p>
      <text:p text:style-name="normal"><text:span text:style-name="T2"><text:tab/>Id_establiment int(11) NOT NULL,</text:span></text:p>
      <text:p text:style-name="normal"><text:span text:style-name="T2"><text:s text:c="4"/>Nom_establiment varchar(50),</text:span></text:p>
      <text:p text:style-name="normal"><text:span text:style-name="T2"><text:s text:c="4"/>Localitzacio varchar(50),</text:span></text:p>
      <text:p text:style-name="normal"><text:span text:style-name="T2"><text:s text:c="4"/>Superficie varchar(50),</text:span></text:p>
      <text:p text:style-name="normal"><text:span text:style-name="T2"><text:s text:c="4"/>PRIMARY KEY (Id_establiment)</text:span></text:p>
      <text:p text:style-name="normal"><text:span text:style-name="T2"><text:s text:c="3"/>); </text:span></text:p>
      <text:p text:style-name="normal"><text:span text:style-name="T2"><text:s text:c="4"/></text:span></text:p>
      <text:p text:style-name="normal"><text:span text:style-name="T2">CREATE TABLE TREBALLADORS (</text:span></text:p>
      <text:p text:style-name="normal"><text:span text:style-name="T2"><text:tab/>Id_treballadors int(11) NOT NULL,</text:span></text:p>
      <text:p text:style-name="normal"><text:span text:style-name="T2"><text:s text:c="4"/>Nom_treballadors varchar(50),</text:span></text:p>
      <text:p text:style-name="normal"><text:span text:style-name="T2"><text:s text:c="4"/>Id_establiment int(11) NOT NULL,</text:span></text:p>
      <text:p text:style-name="normal"><text:span text:style-name="T2"><text:s text:c="4"/>Data_contracte datetime,</text:span></text:p>
      <text:p text:style-name="normal"><text:span text:style-name="T2"><text:s text:c="4"/>Telefon_treballadors varchar(50),</text:span></text:p>
      <text:p text:style-name="normal"><text:span text:style-name="T2"><text:s text:c="4"/>PRIMARY KEY (Id_treballadors),</text:span></text:p>
      <text:p text:style-name="normal"><text:soft-page-break/><text:span text:style-name="T2"><text:s text:c="4"/>FOREIGN KEY (Id_establiment) REFERENCES ESTABLIMENTS(Id_establiment)</text:span></text:p>
      <text:p text:style-name="normal"><text:span text:style-name="T2"><text:s text:c="4"/>);</text:span></text:p>
      <text:p text:style-name="normal"><text:span text:style-name="T2"><text:s text:c="4"/></text:span></text:p>
      <text:p text:style-name="normal"><text:span text:style-name="T2">CREATE TABLE TIPUS_DE_PRODUCTES (</text:span></text:p>
      <text:p text:style-name="normal"><text:span text:style-name="T2"><text:tab/>Id_tipus int(11) NOT NULL,</text:span></text:p>
      <text:p text:style-name="normal"><text:span text:style-name="T2"><text:s text:c="4"/>Tipus varchar(50),</text:span></text:p>
      <text:p text:style-name="normal"><text:span text:style-name="T2"><text:s text:c="4"/>PRIMARY KEY (Id_tipus)</text:span></text:p>
      <text:p text:style-name="normal"><text:span text:style-name="T2"><text:tab/>); </text:span></text:p>
      <text:p text:style-name="normal"><text:span text:style-name="T2"><text:s text:c="3"/></text:span></text:p>
      <text:p text:style-name="normal"><text:span text:style-name="T2">CREATE TABLE PRODUCTES (</text:span></text:p>
      <text:p text:style-name="normal"><text:span text:style-name="T2"><text:tab/>Id_producte int(11) NOT NULL,</text:span></text:p>
      <text:p text:style-name="normal"><text:span text:style-name="T2"><text:s text:c="4"/>Nom_producte varchar(50),</text:span></text:p>
      <text:p text:style-name="normal"><text:span text:style-name="T2"><text:s text:c="4"/>Id_tipus int(11) NOT NULL,</text:span></text:p>
      <text:p text:style-name="normal"><text:span text:style-name="T2"><text:s text:c="4"/>Preu int(11) NOT NULL,</text:span></text:p>
      <text:p text:style-name="normal"><text:span text:style-name="T2"><text:s text:c="4"/>Data_produccio datetime,</text:span></text:p>
      <text:p text:style-name="normal"><text:span text:style-name="T2"><text:s text:c="4"/>PRIMARY KEY (Id_producte),</text:span></text:p>
      <text:p text:style-name="normal"><text:span text:style-name="T2"><text:s text:c="4"/>FOREIGN KEY (Id_tipus) REFERENCES TIPUS_DE_PRODUCTES(Id_tipus)</text:span></text:p>
      <text:p text:style-name="normal"><text:span text:style-name="T2"><text:s text:c="3"/>); </text:span></text:p>
      <text:p text:style-name="normal"><text:span text:style-name="T2"><text:s text:c="3"/></text:span></text:p>
      <text:p text:style-name="P1"/>
      <text:p text:style-name="normal"><text:span text:style-name="T2">CREATE TABLE COMPRES (</text:span></text:p>
      <text:p text:style-name="normal"><text:span text:style-name="T2"><text:tab/>Id_compra int(11) NOT NULL,</text:span></text:p>
      <text:p text:style-name="normal"><text:span text:style-name="T2"><text:s text:c="4"/>Id_producte int(11) NOT NULL,</text:span></text:p>
      <text:p text:style-name="normal"><text:span text:style-name="T2"><text:s text:c="4"/>Id_treballadors int(11) NOT NULL,</text:span></text:p>
      <text:p text:style-name="normal"><text:span text:style-name="T2"><text:s text:c="4"/>Id_clients int(11) NOT NULL,</text:span></text:p>
      <text:p text:style-name="normal"><text:span text:style-name="T2"><text:s text:c="4"/>Suma_preu int(11) NOT NULL,</text:span></text:p>
      <text:p text:style-name="normal"><text:span text:style-name="T2"><text:s text:c="4"/>Data_compra datetime,</text:span></text:p>
      <text:p text:style-name="normal"><text:span text:style-name="T2"><text:s text:c="4"/>PRIMARY KEY (Id_compra),</text:span></text:p>
      <text:p text:style-name="normal"><text:span text:style-name="T2"><text:s text:c="4"/>FOREIGN KEY (Id_producte) REFERENCES PRODUCTES(Id_producte),</text:span></text:p>
      <text:p text:style-name="normal"><text:span text:style-name="T2"><text:s text:c="4"/>FOREIGN KEY (Id_treballadors) REFERENCES TREBALLADORS(Id_treballadors),</text:span></text:p>
      <text:p text:style-name="normal"><text:span text:style-name="T2"><text:s text:c="4"/>FOREIGN KEY (Id_clients) REFERENCES CLIENTS(Id_clients)</text:span></text:p>
      <text:p text:style-name="normal"><text:span text:style-name="T2"><text:s text:c="3"/>); </text:span></text:p>
      <text:p text:style-name="P1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1T16:56:25.009193685</dc:date>
    <meta:editing-duration>PT2M12S</meta:editing-duration>
    <meta:editing-cycles>1</meta:editing-cycles>
    <meta:document-statistic meta:table-count="0" meta:image-count="0" meta:object-count="0" meta:page-count="2" meta:paragraph-count="74" meta:word-count="256" meta:character-count="2309" meta:non-whitespace-character-count="1947"/>
    <meta:generator>LibreOffice/6.4.7.2$Linux_X86_64 LibreOffice_project/40$Build-2</meta:generator>
  </office:meta>
</office:document-meta>
</file>